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56000003005B204E1F609B7838.png" manifest:media-type="image/png"/>
  <manifest:file-entry manifest:full-path="Pictures/100000000000055600000300AC9F54EF8101383A.png" manifest:media-type="image/png"/>
  <manifest:file-entry manifest:full-path="Pictures/100000000000055600000300F8B9DD26532C3CAF.png" manifest:media-type="image/png"/>
  <manifest:file-entry manifest:full-path="Pictures/1000000000000556000003007E967B6E53DEBE4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4ae40" officeooo:paragraph-rsid="0014ae40" style:font-size-asian="17.5pt" style:font-size-complex="20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Ćwiczenie 6.0 Michał Wiliński</text:p>
      <text:p text:style-name="P1"/>
      <text:p text:style-name="P1">KOD:</text:p>
      <text:p text:style-name="P1"><draw:frame draw:style-name="fr1" draw:name="Obraz1" text:anchor-type="as-char" svg:width="17cm" svg:height="9.557cm" draw:z-index="0"><draw:image xlink:href="Pictures/1000000000000556000003005B204E1F609B7838.png" xlink:type="simple" xlink:show="embed" xlink:actuate="onLoad" draw:mime-type="image/png"/></draw:frame></text:p>
      <text:p text:style-name="P1"><draw:frame draw:style-name="fr1" draw:name="Obraz2" text:anchor-type="as-char" svg:width="17cm" svg:height="9.557cm" draw:z-index="1"><draw:image xlink:href="Pictures/100000000000055600000300AC9F54EF8101383A.png" xlink:type="simple" xlink:show="embed" xlink:actuate="onLoad" draw:mime-type="image/png"/></draw:frame></text:p>
      <text:p text:style-name="P1"/>
      <text:p text:style-name="P1">LOGCAT przy normalnym uruchomieniu:</text:p>
      <text:p text:style-name="P1"><text:soft-page-break/><draw:frame draw:style-name="fr1" draw:name="Obraz3" text:anchor-type="as-char" svg:width="17cm" svg:height="9.557cm" draw:z-index="2"><draw:image xlink:href="Pictures/100000000000055600000300F8B9DD26532C3CAF.png" xlink:type="simple" xlink:show="embed" xlink:actuate="onLoad" draw:mime-type="image/png"/></draw:frame></text:p>
      <text:p text:style-name="P1"><draw:frame draw:style-name="fr1" draw:name="Obraz4" text:anchor-type="as-char" svg:width="17cm" svg:height="9.557cm" draw:z-index="3"><draw:image xlink:href="Pictures/1000000000000556000003007E967B6E53DEBE4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2T14:34:59.858000000</meta:creation-date>
    <dc:date>2023-10-02T14:42:01.058000000</dc:date>
    <meta:editing-duration>PT7M2S</meta:editing-duration>
    <meta:editing-cycles>1</meta:editing-cycles>
    <meta:document-statistic meta:table-count="0" meta:image-count="4" meta:object-count="0" meta:page-count="2" meta:paragraph-count="7" meta:word-count="13" meta:character-count="103" meta:non-whitespace-character-count="94"/>
    <meta:generator>LibreOffice/7.6.0.3$Windows_X86_64 LibreOffice_project/69edd8b8ebc41d00b4de3915dc82f8f0fc3b6265</meta:generator>
  </office:meta>
</office:document-meta>
</file>